
<file path=META-INF/manifest.xml><?xml version="1.0" encoding="utf-8"?>
<manifest:manifest xmlns:math="http://www.w3.org/1998/Math/MathML" xmlns:xlink="http://www.w3.org/1999/xlink" xmlns:text="urn:oasis:names:tc:opendocument:xmlns:text:1.0" xmlns:meta="urn:oasis:names:tc:opendocument:xmlns:meta:1.0" xmlns:xsd="http://www.w3.org/2001/XMLSchema" xmlns:xhtml="http://www.w3.org/1999/xhtml" xmlns:xforms="http://www.w3.org/2002/xforms" xmlns:number="urn:oasis:names:tc:opendocument:xmlns:datastyle:1.0" xmlns:dbk="http://docbook.org/ns/docbook" xmlns:teidocx="http://www.tei-c.org/ns/teidocx/1.0" xmlns:office="urn:oasis:names:tc:opendocument:xmlns:office:1.0" xmlns:rng="http://relaxng.org/ns/structure/1.0" xmlns:chart="urn:oasis:names:tc:opendocument:xmlns:chart:1.0" xmlns:xs="http://www.w3.org/2001/XMLSchema" xmlns:ooo="http://openoffice.org/2004/office" xmlns:dc="http://purl.org/dc/elements/1.1/" xmlns:xsi="http://www.w3.org/2001/XMLSchema-instance" xmlns:oooc="http://openoffice.org/2004/calc" xmlns:dom="http://www.w3.org/2001/xml-events" xmlns:tei="http://www.tei-c.org/ns/1.0" xmlns:ooow="http://openoffice.org/2004/writer" xmlns:dr3d="urn:oasis:names:tc:opendocument:xmlns:dr3d:1.0" xmlns:script="urn:oasis:names:tc:opendocument:xmlns:script:1.0" xmlns:draw="urn:oasis:names:tc:opendocument:xmlns:drawing:1.0" xmlns:teix="http://www.tei-c.org/ns/Examples" xmlns:style="urn:oasis:names:tc:opendocument:xmlns:style:1.0" xmlns:fo="urn:oasis:names:tc:opendocument:xmlns:xsl-fo-compatible:1.0" xmlns:manifest="urn:oasis:names:tc:opendocument:xmlns:manifest:1.0" xmlns:atom="http://www.w3.org/2005/Atom" xmlns:svg="urn:oasis:names:tc:opendocument:xmlns:svg-compatible:1.0" xmlns:m="http://www.w3.org/1998/Math/MathML" xmlns:form="urn:oasis:names:tc:opendocument:xmlns:form:1.0" xmlns:estr="http://exslt.org/strings" xmlns:table="urn:oasis:names:tc:opendocument:xmlns:table: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math="http://www.w3.org/1998/Math/MathML" xmlns:xlink="http://www.w3.org/1999/xlink" xmlns:text="urn:oasis:names:tc:opendocument:xmlns:text:1.0" xmlns:meta="urn:oasis:names:tc:opendocument:xmlns:meta:1.0" xmlns:xsd="http://www.w3.org/2001/XMLSchema" xmlns:xhtml="http://www.w3.org/1999/xhtml" xmlns:xforms="http://www.w3.org/2002/xforms" xmlns:number="urn:oasis:names:tc:opendocument:xmlns:datastyle:1.0" xmlns:dbk="http://docbook.org/ns/docbook" xmlns:teidocx="http://www.tei-c.org/ns/teidocx/1.0" xmlns:office="urn:oasis:names:tc:opendocument:xmlns:office:1.0" xmlns:rng="http://relaxng.org/ns/structure/1.0" xmlns:chart="urn:oasis:names:tc:opendocument:xmlns:chart:1.0" xmlns:xs="http://www.w3.org/2001/XMLSchema" xmlns:ooo="http://openoffice.org/2004/office" xmlns:dc="http://purl.org/dc/elements/1.1/" xmlns:xsi="http://www.w3.org/2001/XMLSchema-instance" xmlns:oooc="http://openoffice.org/2004/calc" xmlns:dom="http://www.w3.org/2001/xml-events" xmlns:tei="http://www.tei-c.org/ns/1.0" xmlns:ooow="http://openoffice.org/2004/writer" xmlns:dr3d="urn:oasis:names:tc:opendocument:xmlns:dr3d:1.0" xmlns:script="urn:oasis:names:tc:opendocument:xmlns:script:1.0" xmlns:draw="urn:oasis:names:tc:opendocument:xmlns:drawing:1.0" xmlns:teix="http://www.tei-c.org/ns/Examples" xmlns:style="urn:oasis:names:tc:opendocument:xmlns:style:1.0" xmlns:fo="urn:oasis:names:tc:opendocument:xmlns:xsl-fo-compatible:1.0" xmlns:atom="http://www.w3.org/2005/Atom" xmlns:svg="urn:oasis:names:tc:opendocument:xmlns:svg-compatible:1.0" xmlns:m="http://www.w3.org/1998/Math/MathML" xmlns:form="urn:oasis:names:tc:opendocument:xmlns:form:1.0" xmlns:estr="http://exslt.org/strings" xmlns:table="urn:oasis:names:tc:opendocument:xmlns:table:1.0">
  <office:scripts xmlns:rpt="http://openoffice.org/2005/report" xmlns:of="urn:oasis:names:tc:opendocument:xmlns:of:1.2" xmlns:grddl="http://www.w3.org/2003/g/data-view#" xmlns:field="urn:openoffice:names:experimental:ooo-ms-interop:xmlns:field:1.0"/>
  <office:font-face-decls xmlns:rpt="http://openoffice.org/2005/report" xmlns:of="urn:oasis:names:tc:opendocument:xmlns:of:1.2" xmlns:grddl="http://www.w3.org/2003/g/data-view#" xmlns:field="urn:openoffice:names:experimental:ooo-ms-interop:xmlns:field: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field="urn:openoffice:names:experimental:ooo-ms-interop:xmlns:field:1.0">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office:automatic-styles>
  <office:body>
    <office:text>
      
         <text:h text:level="1" text:style-name="Heading 1">(half title note)</text:h>
            
            <text:p text:style-name="Text body">The Original Edition of A CHRISTMAS CAROL has been out of print
for many years, and this Edition is a reprint from the stereotype
plates of that Edition.</text:p>
         
         
            
               A Christmas carol. in prose. 
               being
<text:span text:style-name="Highlight">A Ghost Story of Christmas</text:span>
               
            
            by 
Charles Dickens.
            
            With illustrations by John Leech
            
         
         <text:h text:level="1" text:style-name="Heading 1">PREFACE
</text:h>
            
            <text:p text:style-name="Text body">I have endeavoured in this Ghostly little book, to raise the
Ghost of an Idea, which shall not put my readers out of humour
with themselves, with each other, with the season, or with me.
May it haunt their houses pleasantly, and no one wish to lay
it. </text:p>
            <text:p text:style-name="signed"> Their faithful Friend and Servant, C.D. <text:span text:style-name="date">December, 1843.</text:span>
            </text:p>
         
         <text:h text:level="1" text:style-name="Heading 1"/>
            <text:p>Contents.</text:p><text:list text:style-name="L3">
               
               Stave I
               <text:list-item><text:p text:style-name="P1">Marley's ghost <text:a xlink:type="simple" xlink:href="#S1">1</text:a>
               </text:p></text:list-item>
               Stave II
               <text:list-item><text:p text:style-name="P1">The first of
the three spirits <text:a xlink:type="simple" xlink:href="#S2">39</text:a>
               </text:p></text:list-item>
               Stave
III 
               <text:list-item><text:p text:style-name="P1">The second of the three spirits <text:a xlink:type="simple" xlink:href="#S3">74</text:a>
               </text:p></text:list-item>
               Stave IV 
               <text:list-item><text:p text:style-name="P1">The last of
the spirits <text:a xlink:type="simple" xlink:href="#S4">121</text:a>
               </text:p></text:list-item>
               Stave V
               <text:list-item><text:p text:style-name="P1">The end of it <text:a xlink:type="simple" xlink:href="#S5">152</text:a>
               </text:p></text:list-item>
            </text:list>
         
      
      
         <text:h text:outline-level="1">A CHRISTMAS CAROL.</text:h>
         <text:h text:level="2" text:style-name="Heading 2"><text:bookmark text:name="S1"/>MARLEY'S GHOST</text:h>
            
            <text:p text:style-name="P3"/>
            <text:p text:style-name="Text 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 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tyle-name="P3"/> hands
shall not disturb it, or the Country's done for.  You will
therefore permit me to repeat, emphatically, that Marley was as
dead as a door-nail.

</text:p>
            <text:p text:style-name="Text 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 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tyle-name="P3"/> would be in any other
middle-aged gentleman rashly  turning out after dark in a breezy spot
— say Saint  Paul's Churchyard for instance — literally to
astonish his son's weak mind.

</text:p>
            <text:p text:style-name="Text 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 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tyle-name="P3"/>
 carried his own low temperature always about with him; he iced
his office in the dog-days; and didn't thaw it one degree at
Christmas.

</text:p>
            <text:p text:style-name="Text 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came down’ handsomely, and Scrooge never did.

</text:p>
            <text:p text:style-name="Text body">Nobody ever stopped him in the street to say, with gladsome looks,
<text:span text:style-name="q">‘My dear Scrooge, how are you.  When will you come to see me.’</text:span>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 <text:p text:style-name="P3"/> and up courts; and then would wag their
tails as though they said, <text:span text:style-name="q">‘No eye at all is better than an evil eye,
dark master! ’</text:span>

            </text:p>
            <text:p text:style-name="Text body">But what did Scrooge care!  It was the very thing he liked.  To
edge his way along the crowded paths of life, warning all human
sympathy to keep its distance, was what the knowing ones call
‘nuts’ to Scrooge.

</text:p>
            <text:p text:style-name="Text 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tyle-name="P3"/> narrowest, the houses opposite were mere phantoms.  To
see the dingy cloud come drooping down, obscuring everything, one might
have thought that Nature lived hard by, and was brewing on a large
scale.

</text:p>
            <text:p text:style-name="Text 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 body">
               <text:span text:style-name="q">‘A merry Christmas, uncle!  God save you!’</text:span> cried a
cheerful voice.  It was the voice of Scrooge's nephew, who came
upon him so quickly that this was the first intimation he had
of his approach. <text:p text:style-name="P3"/>

            </text:p>
            <text:p text:style-name="Text body">
               <text:span text:style-name="q">‘Bah!’</text:span> said Scrooge, <text:span text:style-name="q">‘Humbug!’</text:span>

            </text:p>
            <text:p text:style-name="Text body">He had so heated himself with rapid walking in the fog and
frost, this nephew of Scrooge's, that he was all in a glow; his
face was ruddy and handsome; his eyes sparkled, and his breath
smoked again.

</text:p>
            <text:p text:style-name="Text body">
               <text:span text:style-name="q">‘Christmas a humbug, uncle!’</text:span> said Scrooge's nephew.
 <text:span text:style-name="q">‘You don't mean that, I am sure.’</text:span>

            </text:p>
            <text:p text:style-name="Text body">
               <text:span text:style-name="q">‘I do,’</text:span> said Scrooge.  <text:span text:style-name="q">‘Merry Christmas!  What right
have you to be merry?  what reason have you to be merry? You're
poor enough.’</text:span>

            </text:p>
            <text:p text:style-name="Text body">
               <text:span text:style-name="q">‘Come, then,’</text:span> returned the nephew gaily.  <text:span text:style-name="q">‘What right
have you to be dismal?  what reason have you to be morose?
You're rich enough.’</text:span>

            </text:p>
            <text:p text:style-name="Text body">Scrooge having no better answer ready on the spur of the
moment, said, <text:span text:style-name="q">‘Bah!’</text:span> again; and followed it up with
 <text:span text:style-name="q">‘Humbug.’</text:span>

            </text:p>
            <text:p text:style-name="Text body">
               <text:span text:style-name="q">‘Don't be cross, uncle,’</text:span> said the nephew.

</text:p>
            <text:p text:style-name="Text body">
               <text:span text:style-name="q">‘What else can I be,’</text:span> returned the uncle, <text:span text:style-name="q">‘when I
live in such a world of fools as this  Merry Christmas!  Out
upon merry Christmas.  What's Christmas time to you but a time
for  <text:p text:style-name="P3"/>paying bills without money; a time for finding
yourself a year older, but not an hour richer; a time for
balancing your books and having every item in 'em through a
round dozen of months presented dead against you?  If I could
work my will,’</text:span> said Scrooge indignantly, <text:span text:style-name="q">‘every idiot who
goes about with <text:span text:style-name="q">‘Merry Christmas’</text:span> on his lips, should be
boiled with his own pudding, and buried with a stake of holly
through his heart.  He should!’</text:span>

            </text:p>
            <text:p text:style-name="Text body">
               <text:span text:style-name="q">‘Uncle!’</text:span> pleaded the nephew.

</text:p>
            <text:p text:style-name="Text body">
               <text:span text:style-name="q">‘Nephew!’</text:span> returned the uncle, sternly, <text:span text:style-name="q">‘keep
Christmas in your own way, and let me keep it in mine.’</text:span>

            </text:p>
            <text:p text:style-name="Text body">
               <text:span text:style-name="q">‘Keep it!’</text:span> repeated Scrooge's nephew.  <text:span text:style-name="q">‘But you don't
keep it.’</text:span>

            </text:p>
            <text:p text:style-name="Text body">
               <text:span text:style-name="q">‘Let me leave it alone, then,’</text:span> said Scrooge.  <text:span text:style-name="q">‘Much
good may it do you!  Much good it has ever done you!’</text:span>

            </text:p>
            <text:p text:style-name="Text body">
               <text:span text:style-name="q">‘There are many things from which I might have derived
good, by which I have not profited, I dare say,’</text:span> returned
the nephew:  <text:span text:style-name="q">‘Christmas among the rest.  But I am sure I have
always thought of Christmas<text:p text:style-name="P3"/>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span>

            </text:p>
            <text:p text:style-name="Text body">The clerk in the tank involuntarily applauded.  Becoming
immediately sensible of the impropriety, he poked the fire, and
extinguished the last frail spark for ever.

</text:p>
            <text:p text:style-name="Text body">
               <text:span text:style-name="q">‘Let me hear another sound from <text:span text:style-name="Emphasis">you</text:span>,’</text:span> said
Scrooge,
 <text:span text:style-name="q">‘ and you'll keep your Christmas by losing your situation.
You're quite a powerful speaker, sir,’</text:span> he added, turning to
his nephew.  <text:span text:style-name="q">‘I wonder you don't go into Parliament.’</text:span>
               <text:p text:style-name="P3"/>

            </text:p>
            <text:p text:style-name="Text body">
               <text:span text:style-name="q">‘Don't be angry, uncle.  Come!  Dine with us
to-morrow.’</text:span>

            </text:p>
            <text:p text:style-name="Text body">Scrooge said that he would see him — yes, indeed he
did. He went the whole length of the expression, and said that
he would see him in that extremity first.

</text:p>
            <text:p text:style-name="Text body">
               <text:span text:style-name="q">‘But why?’</text:span> cried Scrooge's nephew.  <text:span text:style-name="q">‘Why?’</text:span>

            </text:p>
            <text:p text:style-name="Text body">
               <text:span text:style-name="q">‘Why did you get married?’</text:span> said Scrooge.

</text:p>
            <text:p text:style-name="Text body">
               <text:span text:style-name="q">‘Because I fell in love.’</text:span>

            </text:p>
            <text:p text:style-name="Text body">
               <text:span text:style-name="q">‘Because you fell in love!’</text:span> growled Scrooge, as if that
were the only one thing in the world more ridiculous than a
merry Christmas.
 <text:span text:style-name="q">‘Good afternoon!’</text:span>

            </text:p>
            <text:p text:style-name="Text body">
               <text:span text:style-name="q">‘Nay, uncle, but you never came to see me before that
happened.  Why give it as a reason for not coming now?’</text:span>

            </text:p>
            <text:p text:style-name="Text body">
               <text:span text:style-name="q">‘Good afternoon,’</text:span> said Scrooge.

</text:p>
            <text:p text:style-name="Text body">
               <text:span text:style-name="q">‘I want nothing from you; I ask nothing of you; why cannot
we be friends?’</text:span>

            </text:p>
            <text:p text:style-name="Text body">
               <text:span text:style-name="q">‘Good afternoon,’</text:span> said Scrooge.

</text:p>
            <text:p text:style-name="Text body">
               <text:span text:style-name="q">‘I am sorry, with all my heart, to find you so resolute.
We have never had any quarrel, to which<text:p text:style-name="P3"/> I have been
a party.  But I have made the trial in homage to Christmas, and
I'll keep my Christmas humour to the last.  So A Merry
Christmas, uncle!’</text:span>

            </text:p>
            <text:p text:style-name="Text body">
               <text:span text:style-name="q">‘Good afternoon!’</text:span> said Scrooge.

</text:p>
            <text:p text:style-name="Text body">
               <text:span text:style-name="q">‘And A Happy New Year!’</text:span>

            </text:p>
            <text:p text:style-name="Text body">
               <text:span text:style-name="q">‘Good afternoon!’</text:span> said Scrooge.

</text:p>
            <text:p text:style-name="Text body">His nephew left the room without an angry word,
notwithstanding. He stopped at the outer door to bestow the
greeting of the season on the clerk, who, cold as he was, was
warmer than Scrooge; for he returned them cordially.

</text:p>
            <text:p text:style-name="Text body">
               <text:span text:style-name="q">‘There's another fellow,’</text:span> muttered Scrooge; who
overheard him: <text:span text:style-name="q">‘my clerk, with fifteen shillings a week, and
a wife and family, talking about a merry Christmas.  I'll
retire to Bedlam.’</text:span>

            </text:p>
            <text:p text:style-name="Text body">This lunatic, in letting Scrooge's nephew out, had let two
other people in.  They were portly gentlemen, pleasant to
behold, and now stood, with their hats off, in Scrooge's
office. They had books and papers in their hands, and bowed to
him.

</text:p>
            <text:p text:style-name="Text body">
               <text:span text:style-name="q">‘Scrooge and Marley's, I believe,’</text:span> said one of the  <text:p text:style-name="P3"/>gentlemen, referring to his list.  <text:span text:style-name="q">‘Have I the
pleasure of addressing Mr Scrooge, or Mr Marley?’</text:span>

            </text:p>
            <text:p text:style-name="Text body">
               <text:span text:style-name="q">‘Mr Marley has been dead these seven years,’</text:span> Scrooge
replied. <text:span text:style-name="q">‘He died seven years ago, this very night.’</text:span>

            </text:p>
            <text:p text:style-name="Text body">
               <text:span text:style-name="q">‘We have no doubt his liberality is well represented by
his surviving partner,’</text:span> said the gentleman, presenting his
credentials.

</text:p>
            <text:p text:style-name="Text body">It certainly was; for they had been two kindred spirits. At
the ominous word <text:span text:style-name="q">‘liberality’</text:span>, Scrooge frowned, and shook
his head, and handed the credentials back.

</text:p>
            <text:p text:style-name="Text body">
               <text:span text:style-name="q">‘At this festive season of the year, Mr Scrooge,’</text:span> said
the gentleman, taking up a pen, <text:span text:style-name="q">‘it is more than usually
desirable that we should make some slight provision for the
Poor and destitute, who suffer greatly at the present time. 
Many thousands are in want of common necessaries; hundreds of
thousands are in want of common comforts, sir.’</text:span>

            </text:p>
            <text:p text:style-name="Text body">
               <text:span text:style-name="q">‘Are there no prisons?’</text:span> asked Scrooge.

</text:p>
            <text:p text:style-name="Text body">
               <text:span text:style-name="q">‘Plenty of prisons,’</text:span> said the gentleman, laying down
the pen again. <text:p text:style-name="P3"/>

            </text:p>
            <text:p text:style-name="Text body">
               <text:span text:style-name="q">‘And the Union workhouses?’</text:span> demanded Scrooge.  <text:span text:style-name="q">‘Are
they still in operation?’</text:span>

            </text:p>
            <text:p text:style-name="Text body">
               <text:span text:style-name="q">‘They are.  Still,’</text:span> returned the gentleman, <text:span text:style-name="q">‘ I wish
I could say they were not.’</text:span>

            </text:p>
            <text:p text:style-name="Text body">
               <text:span text:style-name="q">‘The Treadmill and the Poor Law are in full vigour,
then?’</text:span> said Scrooge.

</text:p>
            <text:p text:style-name="Text body">
               <text:span text:style-name="q">‘Both very busy, sir.’</text:span>

            </text:p>
            <text:p text:style-name="Text body">
               <text:span text:style-name="q">‘Oh!  I was afraid, from what you said at first, that
something had occurred to stop them in their useful course,’</text:span>
said Scrooge.  <text:span text:style-name="q">‘I'm very glad to hear it.’</text:span>

            </text:p>
            <text:p text:style-name="Text body">
               <text:span text:style-name="q">‘Under the impression that they scarcely furnish Christian
cheer of mind or body to the multitude,’</text:span> returned the
gentleman, <text:span text:style-name="q">‘a few of us are endeavouring to raise a fund to
buy the Poor some meat and drink, and means of warmth. We
choose this time, because it is a time, of all others, when
Want is keenly felt, and Abundance rejoices.  What shall I put
you down for?’</text:span>

            </text:p>
            <text:p text:style-name="Text body">
               <text:span text:style-name="q">‘Nothing!’</text:span> Scrooge replied.

</text:p>
            <text:p text:style-name="Text body">
               <text:span text:style-name="q">‘You wish to be anonymous?’</text:span>

            </text:p>
            <text:p text:style-name="Text body">
               <text:span text:style-name="q">‘I wish to be left alone,’</text:span> said Scrooge.  <text:span text:style-name="q">‘Since <text:p text:style-name="P3"/>
you ask me what I wish, gentlemen, that is my answer.  I
don't make merry myself at Christmas and I can't afford to make
idle people merry.  I help to support the establishments I have
mentioned: they cost enough: and those who are badly off must
go there.’</text:span>

            </text:p>
            <text:p text:style-name="Text body">
               <text:span text:style-name="q">‘Many can't go there; and many would rather die.’</text:span>

            </text:p>
            <text:p text:style-name="Text body">
               <text:span text:style-name="q">‘If they would rather die,’</text:span> said Scrooge, <text:span text:style-name="q">‘they had
better do it, and decrease the surplus population.  Besides
— excuse me — I don't know that.’</text:span>

            </text:p>
            <text:p text:style-name="Text body">
               <text:span text:style-name="q">‘But you might know it,’</text:span> observed the gentleman.

</text:p>
            <text:p text:style-name="Text body">
               <text:span text:style-name="q">‘It's not my business,’</text:span> Scrooge returned.  <text:span text:style-name="q">‘It's
enough for a man to understand his own business, and not to
interfere with other people's.  Mine occupies me constantly.
Good afternoon, gentlemen!’</text:span>

            </text:p>
            <text:p text:style-name="Text body">Seeing clearly that it would be useless to pursue their
point, the gentlemen withdrew.  Scrooge resumed his labours
with an improved opinion of himself, and in a more facetious
temper than was usual with him. <text:p text:style-name="P3"/>

            </text:p>
            <text:p text:style-name="Text body">Meanwhile the fog and darkness thickened so, that people ran
about with flaring links, proffering their services to go
before horses in carriages, and conduct them on their way. The
ancient tower of a church, whose gruff old bell was always
peeping slily down at Scrooge out of a gothic window in the
wall, became invisible, and struck the hours and quarters in
the clouds, with tremulous vibrations afterwards as if its
teeth were chattering in its frozen head up there. The cold
became intense.  In the main street, at the corner of the
court, some labourers were repairing the gas-pipes, and had
lighted a great fire in a brazier, round which a party of
ragged men and boys were gathered: warming their hands and
winking their eyes before the blaze in rapture. The water-plug
being left in solitude, its overflowings sullenly congealed,
and turned to misanthropic ice.  The brightness of the shops
where holly sprigs and berries crackled in the lamp-heat of the
windows, made pale faces ruddy as they passed.  Poulterers' and
grocers' trades became a splendid joke: a glorious pageant,
with which it was next to impossible to <text:p text:style-name="P3"/>believe that
such dull principles as bargain and sale had anything to do. 
The Lord Mayor, in the stronghold of the might Mansion House,
gave orders to his fifty cooks and butlers to keep Christmas as
a Lord Mayor's household should; and even the little tailor,
whom he had fined five shillings on the previous Monday for
being drunk and bloodthirsty in the streets, stirred up
tomorrow's pudding in his garret, while his lean wife and the
baby sallied out to buy the beef.

</text:p>
            <text:p text:style-name="Text body">Foggier yet, and colder!  Piercing, searching, biting cold.
If the good Saint Dunstan had but nipped the Evil Spirit's nose
with a touch of such weather as that,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  <text:span text:style-name="q">‘
                  <text:p text:style-name="lg">God bless you, merry gentleman!  </text:p>
                  <text:p text:style-name="lg">May nothing you dismay! </text:p>
               ’</text:span> Scrooge seized the ruler
with such energy of action<text:p text:style-name="P3"/> that the singer fled in
terror, leaving the keyhole to the fog and even more congenial
frost.

</text:p>
            <text:p text:style-name="Text body">At length the hour of shutting up the counting-house
arrived.  With an ill-will Scrooge dismounted from his stool,
and tacitly admitted the fact to the expectant clerk in the
Tank, who instantly snuffed his candle out, and put on his hat.

</text:p>
            <text:p text:style-name="Text body">
               <text:span text:style-name="q">‘You'll want all day tomorrow, I suppose?’</text:span> said
Scrooge.

</text:p>
            <text:p text:style-name="Text body">
               <text:span text:style-name="q">‘If quite convenient, Sir.’</text:span>

            </text:p>
            <text:p text:style-name="Text body">
               <text:span text:style-name="q">‘It's not convenient,’</text:span> said Scrooge, <text:span text:style-name="q">‘and it's not
fair. If I was to stop half-a-crown for it, you'd think
yourself ill-used, I 'll be bound?’</text:span>

            </text:p>
            <text:p text:style-name="Text body">The clerk smiled faintly.

</text:p>
            <text:p text:style-name="Text body">
               <text:span text:style-name="q">‘And yet,’</text:span> said Scrooge, <text:span text:style-name="q">‘you don't think
<text:span text:style-name="Emphasis">me</text:span> ill-used, when I pay a day's wages for no
work.’</text:span>

            </text:p>
            <text:p text:style-name="Text body">The clerk observed that it was only once a year.

</text:p>
            <text:p text:style-name="Text body">
               <text:span text:style-name="q">‘A poor excuse for picking a man's pocket every
twenty-fifth of December!’</text:span> said Scrooge, buttoning his
great-coat to the chin.  <text:span text:style-name="q">‘But I suppose you must have the
whole day. Be here all the earlier next morning!’</text:span> 
               <text:p text:style-name="P3"/>

            </text:p>
            <text:p text:style-name="Text body">The clerk promised that he would; and Scrooge walked out
with a growl.  The office was closed in a twinkling, and the
clerk, with the long ends of his white comforter dangling below
his waist (for he boasted no great-coat), went down a slide on
Cornhill, at the end of a lane of boys, twenty times, in honour
of its being Christmas Eve, and then ran home to Camden Town as
hard as he could pelt, to play at blindman's buff.

</text:p>
            <text:p text:style-name="Text body">Scrooge took his melancholy dinner in his usual melancholy
tavern; and having read all the newspapers, and beguiled the
rest of the evening with his banker's-book, went home to bed. 
He lived in chambers which had once belonged to his deceased
partner.  They were a gloomy suite of rooms, in a lowering pile
of building up a yard, where it had so little business to be,
that one could scarcely help fancying it must have run there
when it was a young house, playing at hide-and-seek with other
houses, and have forgotten the way out again. It was old enough
now, and dreary enough, for nobody lived in it but Scrooge, the
other rooms being<text:p text:style-name="P3"/> all let out as offices. The yard
was so dark that even Scrooge, who knew its every stone, was
fain to grope with his hands.  The fog and frost so hung about
the black old gateway of the house, that it seemed as if the
Genius of the Weather sat in mournful meditation on the
threshold.

</text:p>
            <text:p text:style-name="Text body">Now, it is a fact, that there was nothing at all particular
about the knocker on the door, except that it was very large.
It is also a fact, that Scrooge had seen it, night and morning,
during his whole residence in that place; also that Scrooge had
as little of what is called fancy about him as any man in the
City of London, even including — which is a bold word
— the corporation, aldermen, and livery.  Let it also be
borne in mind that Scrooge had not bestowed one thought on
Marley, since his last mention of his seven-year's dead partner
that afternoon.  And then let any man explain to me, if he can,
how it happened that Scrooge, having his key in the lock of the
door, saw in the knocker, without its undergoing any
intermediate process of change:  not a knocker, but Marley's
face. <text:p text:style-name="P3"/>

            </text:p>
            <text:p text:style-name="Text body">Marley's face.  It was not in impenetrable shadow as the
other objects in the yard were, but had a dismal light about
it, like a bad lobster in a dark cellar.  It was not angry or
ferocious, but looked at Scrooge as Marley used to look: with
ghostly spectacles turned up upon its ghostly forehead. The
hair was curiously stirred, as if by breath or hot-air; and,
though the eyes were wide open, they were perfectly motionless.
 That, and its livid colour, made it horrible; but its horror
seemed to be in spite of the face and beyond its control,
rather than a part of its own expression.

</text:p>
            <text:p text:style-name="Text body">As Scrooge looked fixedly at this phenomenon, it was a
knocker again.

</text:p>
            <text:p text:style-name="Text body">To say that he was not startled, or that his blood was not
conscious of a terrible sensation to which it had been a
stranger from infancy, would be untrue.  But he put his hand
upon the key he had relinquished, turned it sturdily, walked
in, and lighted his candle.

</text:p>
            <text:p text:style-name="Text body">He <text:span text:style-name="Emphasis">did</text:span> pause, with a moment's irresolution,
before he shut the door; and he <text:span text:style-name="Emphasis">did</text:span> look
cautiously behind<text:p text:style-name="P3"/> it first, as if he half expected
to be terrified with the sight of Marley's pigtail sticking out
into the hall.  But there was nothing on the back of the door,
except the screws and nuts that held the knocker on, so he said
<text:span text:style-name="q">‘Pooh, pooh!’</text:span> and closed it with a bang.

</text:p>
            <text:p text:style-name="Text body">The sound resounded through the house like thunder. Every
room above, and every cask in the wine-merchant's cellars
below, appeared to have a separate peal of echoes of its own. 
Scrooge was not a man to be frightened by echoes. He fastened
the door, and walked across the hall, and up the stairs, slowly
too: trimming his candle as he went.

</text:p>
            <text:p text:style-name="Text body">You may talk vaguely about driving a coach-and-six up a good
old flight of stairs, or through a bad young Act of Parliament;
but I mean to say you might have got a hearse up that
staircase, and taken it broadwise, with the splinter-bar
towards the wall and the door towards the balustrades: and done
it easy.  There was plenty of width for that, and room to
spare; which is perhaps the reason why Scrooge thought he saw a
locomotive hearse going on before him in the gloom.
Half-a-dozen gas-lamps out of<text:p text:style-name="P3"/> the street wouldn't
have lighted the entry too well, so you may suppose that it was
pretty dark with Scrooge's dip.

</text:p>
            <text:p text:style-name="Text body">Up Scrooge went, not caring a button for that: darkness is
cheap, and Scrooge liked it.  But before he shut his heavy
door, he walked through his rooms to see that all was right. He
had just enough recollection of the face to desire to do that.

</text:p>
            <text:p text:style-name="Text body">Sitting-room, bed-room, lumber-room.  All as they should be.
 Nobody under the table, nobody under the sofa; a small fire in
the grate; spoon and basin ready; and the little saucepan of
gruel (Scrooge has a cold in his head) upon the hob. Nobody
under the bed; nobody in the closet; nobody in his
dressing-gown, which was hanging up in a suspicious attitude
against the wall.  Lumber-room as usual.  Old fire-guard, old
shoes, two fish-baskets, washing-stand on three legs, and a
poker.

</text:p>
            <text:p text:style-name="Text body">Quite satisfied, he closed his door, and locked himself in;
double-locked himself in, which was not his custom.  Thus
secured against surprise, he took<text:p text:style-name="P3"/> off his cravat;
put on his dressing-gown and slippers, and his night-cap; and
sat down before the fire to take his gruel.

</text:p>
            <text:p text:style-name="Text body">It was a very low fire indeed; nothing on such a bitter
night.  He was obliged to sit close to it, and brood over it,
before he could extract the least sensation of warmth from such
a handful of fuel.  The fireplace was an old one, built by some
Dutch merchant long ago, and paved all round with quaint Dutch
tiles, designed to illustrate the Scriptures. There were Cains
and Abels, Pharaoh's daughters, Queens of Sheba, Angelic
messengers descending through the air on clouds like
feather-beds, Abrahams, Belshazzars, Apostles putting off to
sea in butter-boats, hundreds of figures to attract his
thoughts; and yet that face of Marley, seven years dead, came
like the ancient Prophet's rod, and swallowed up the whole.  If
each smooth tile had been a blank at first, with power to shape
some picture on its surface from the disjointed fragments of
his thoughts, there would have been a copy of old Marley's head
on every one. <text:p text:style-name="P3"/>

            </text:p>
            <text:p text:style-name="Text body">
               <text:span text:style-name="q">‘Humbug!’</text:span> said Scrooge; and walked across the room.

</text:p>
            <text:p text:style-name="Text body">After several turns, he sat down again.  As he threw his
head back in the chair, his glance happened to rest upon a
bell, a disused bell, that hung in the room, and communicated
for some purpose now forgotten with a chamber in the highest
story of the building.  It was with great astonishment, and
with a strange, inexplicable dread, that as he looked, he saw
this bell begin to swing.  It swung so softly in the outset
that it scarcely made a sound; but soon it rang out loudly, and
so did every bell in the house.

</text:p>
            <text:p text:style-name="Text body">This might have lasted half a minute, or a minute, but it
seemed an hour.  The bells ceased as they had begun, together. 
They were succeeded by a clanking noise, deep down below; as if
some person were dragging a heavy chain over the casks in the
wine-merchant's cellar.  Scrooge then remembered to have heard
that ghosts in haunted houses were described as dragging
chains.

</text:p>
            <text:p text:style-name="Text body">The cellar-door flew open with a booming sound,<text:p text:style-name="P3"/>
and then he heard the noise much louder, on the floors below;
then coming up the stairs; then coming straight towards his
door.

</text:p>
            <text:p text:style-name="Text body">
               <text:span text:style-name="q">‘It's humbug still!’</text:span> said Scrooge.  <text:span text:style-name="q">‘I won't believe
it.’</text:span>

            </text:p>
            <text:p text:style-name="Text body">His colour changed though, when, without a pause, it came on
through the heavy door, and passed into the room before his
eyes.  Upon its coming in, the dying flame leaped up, as though
it cried, <text:span text:style-name="q">‘I know him! Marley's Ghost!’</text:span> and fell again.

</text:p>
            <text:p text:style-name="Text body">The same face: the very same.  Marley in his pigtail, usual
waistcoat, tights, and boots; the tassels on the latter
bristling, like his pigtail, and his coat-skirts, and the hair
upon his head.  The chain he drew was clasped about his middle.
 It was long, and wound about him like a tail; and it was made
(for Scrooge observed it closely) of cash-boxes, keys,
padlocks, ledgers, deeds, and heavy purses wrought in steel. 
His body was transparent; so that Scrooge, observing him, and
looking through his waistcoat, could see the two buttons on his
coat behind. <text:p text:style-name="P3"/>

            </text:p>
            <text:p text:style-name="Text body">Scrooge had often heard it said that Marley had no bowels,
but he had never believed it until now.

</text:p>
            <text:p text:style-name="Text body">No, nor did he believe it even now.  Though he looked the
phantom through and through, and saw it standing before him;
though he felt the chilling influence of its death-cold eyes;
and marked the very texture of the folded kerchief bound about
its head and chin, which wrapper he had not observed before; he
was still incredulous, and fought against his senses.

</text:p>
            <text:p text:style-name="Text body">
               <text:span text:style-name="q">‘How now!’</text:span> said Scrooge, caustic and cold as ever.
 <text:span text:style-name="q">‘What do you want with me?’</text:span>

            </text:p>
            <text:p text:style-name="Text body">
               <text:span text:style-name="q">‘Much!’</text:span> — Marley's voice, no doubt about it.

</text:p>
            <text:p text:style-name="Text body">
               <text:span text:style-name="q">‘Who are you?’</text:span>

            </text:p>
            <text:p text:style-name="Text body">
               <text:span text:style-name="q">‘Ask me who I <text:span text:style-name="Emphasis">was</text:span>.’</text:span>

            </text:p>
            <text:p text:style-name="Text body">
               <text:span text:style-name="q">‘Who <text:span text:style-name="Emphasis">were</text:span> you then.’</text:span> said Scrooge, raising
his voice.
 <text:span text:style-name="q">‘You're particular, for a shade.’</text:span> He was going to say <text:span text:style-name="q">‘
                  <text:span text:style-name="Emphasis">to</text:span>
a shade,’</text:span> but substituted this, as more appropriate.

</text:p>
            <text:p text:style-name="Text body">
               <text:span text:style-name="q">‘In life I was your partner, Jacob Marley.’</text:span>

            </text:p>
            <text:p text:style-name="Text body">
               <text:span text:style-name="q">‘Can you — can you sit down?’</text:span> asked Scrooge,
looking doubtfully at him. <text:p text:style-name="P3"/>

            </text:p>
            <text:p text:style-name="Text body">
               <text:span text:style-name="q">‘I can.’</text:span>

            </text:p>
            <text:p text:style-name="Text body">
               <text:span text:style-name="q">‘Do it, then.’</text:span>

            </text:p>
            <text:p text:style-name="Text body">Scrooge asked the question, because he didn't know whether a
ghost so transparent might find himself in a condition to take
a chair; and felt that in the event of its being impossible, it
might involve the necessity of an embarrassing explanation. But
the ghost sat down on the opposite side of the fireplace, as if
he were quite used to it.

</text:p>
            <text:p text:style-name="Text body">
               <text:span text:style-name="q">‘You don't believe in me,’</text:span> observed the Ghost.

</text:p>
            <text:p text:style-name="Text body">
               <text:span text:style-name="q">‘I don't,’</text:span> said Scrooge.

</text:p>
            <text:p text:style-name="Text body">
               <text:span text:style-name="q">‘What evidence would you have of my reality beyond that of
your senses?’</text:span>

            </text:p>
            <text:p text:style-name="Text body">
               <text:span text:style-name="q">‘I don't know,’</text:span> said Scrooge.

</text:p>
            <text:p text:style-name="Text body">
               <text:span text:style-name="q">‘Why do you doubt your senses?’</text:span>

            </text:p>
            <text:p text:style-name="Text body">
               <text:span text:style-name="q">‘Because,’</text:span> said Scrooge, <text:span text:style-name="q">‘a little thing affects
them.  A slight disorder of the stomach makes them cheats.  You
may be an undigested bit of beef, a blot of mustard, a crumb of
cheese, a fragment of an underdone potato.  There's more of
gravy than of grave about you, whatever you are!’</text:span>

            </text:p>
            <text:p text:style-name="Text body">Scrooge was not much in the habit of cracking<text:p text:style-name="P3"/>
jokes, nor did he feel, in his heart, by any means waggish
then.  The truth is, that he tried to be smart, as a means of
distracting his own attention, and keeping down his terror; for
the spectre's voice disturbed the very marrow in his bones.

</text:p>
            <text:p text:style-name="Text body">To sit, staring at those fixed, glazed eyes, in silence for
a moment, would play, Scrooge felt, the very deuce with him.
There was something very awful, too, in the spectre's being
provided with an infernal atmosphere of its own.  Scrooge could
not feel it himself, but this was clearly the case; for though
the Ghost sat perfectly motionless, its hair, and skirts, and
tassels, were still agitated as by the hot vapour from an oven.

</text:p>
            <text:p text:style-name="Text body">
               <text:span text:style-name="q">‘You see this toothpick?’</text:span> said Scrooge, returning
quickly to the charge, for the reason just assigned; and
wishing, though it were only for a second, to divert the
vision's stony gaze from himself.

</text:p>
            <text:p text:style-name="Text body">
               <text:span text:style-name="q">‘I do,’</text:span> replied the Ghost.

</text:p>
            <text:p text:style-name="Text body">
               <text:span text:style-name="q">‘You are not looking at it,’</text:span> said Scrooge.

</text:p>
            <text:p text:style-name="Text body">
               <text:span text:style-name="q">‘But I see it,’</text:span> said the Ghost, <text:span text:style-name="q">‘notwithstanding.’</text:span>
               <text:p text:style-name="P3"/>

            </text:p>
            <text:p text:style-name="Text body">
               <text:span text:style-name="q">‘Well!’</text:span> returned Scrooge, <text:span text:style-name="q">‘I have but to swallow
this, and be for the rest of my days persecuted by a legion of
goblins, all of my own creation.  Humbug, I tell you;
humbug!’</text:span>

            </text:p>
            <text:p text:style-name="Text body">At this the spirit raised a frightful cry, and shook its
chain with such a dismal and appalling noise, that Scrooge held
on tight to his chair, to save himself from falling in a swoon.
But how much greater was his horror, when the phantom taking
off the bandage round its head, as if it were too warm to wear
in-doors, its lower jaw dropped down upon its breast!

</text:p>
            <text:p text:style-name="Text body">Scrooge fell upon his knees, and clasped his hands before
his face.

</text:p>
            <text:p text:style-name="Text body">
               <text:span text:style-name="q">‘Mercy!’</text:span> he said.  <text:span text:style-name="q">‘Dreadful apparition, why do you
trouble me?’</text:span>

            </text:p>
            <text:p text:style-name="Text body">
               <text:span text:style-name="q">‘Man of the worldly mind!’</text:span> replied the Ghost, <text:span text:style-name="q">‘do you
believe in me or not?’</text:span>

            </text:p>
            <text:p text:style-name="Text body">
               <text:span text:style-name="q">‘I do,’</text:span> said Scrooge.  <text:span text:style-name="q">‘I must.  But why do spirits
walk the earth, and why do they come to me?’</text:span>

            </text:p>
            <text:p text:style-name="Text body">
               <text:span text:style-name="q">‘It is required of every man,’</text:span> the Ghost returned,
<text:span text:style-name="q">‘that the spirit within him should walk abroad<text:p text:style-name="P3"/>
among his fellow-men, and travel far and wide; and if that
spirit goes not forth in life, it is condemned to do so after
death.  It is doomed to wander through the world — oh,
woe is me! — and witness what it cannot share, but might
have shared on earth, and turned to happiness!’</text:span>

            </text:p>
            <text:p text:style-name="Text body">Again the spectre raised a cry, and shook its chain, and
wrung its shadowy hands.

</text:p>
            <text:p text:style-name="Text body">
               <text:span text:style-name="q">‘You are fettered,’</text:span> said Scrooge, trembling.  <text:span text:style-name="q">‘Tell
me why?’</text:span>

            </text:p>
            <text:p text:style-name="Text body">
               <text:span text:style-name="q">‘I wear the chain I forged in life,’</text:span> replied the Ghost.
 <text:span text:style-name="q">‘I made it link by link, and yard by yard; I girded it on
of my own free will, and of my own free will I wore it.  Is
its pattern strange to <text:span text:style-name="Emphasis">you</text:span>?’</text:span>

            </text:p>
            <text:p text:style-name="Text body">Scrooge trembled more and more.

</text:p>
            <text:p text:style-name="Text body">
               <text:span text:style-name="q">‘Or would you know,’</text:span> pursued the Ghost, <text:span text:style-name="q">‘the weight
and length of the strong coil you bear yourself?  It was full
as heavy and as long as this, seven Christmas Eves ago.  You
have laboured on it, since.  It is a ponderous chain!’</text:span>

            </text:p>
            <text:p text:style-name="Text body">Scrooge glanced about him on the floor, in the expectation
of finding himself surrounded by some<text:p text:style-name="P3"/> fifty or sixty
fathoms of iron cable: but he could see nothing.

</text:p>
            <text:p text:style-name="Text body">
               <text:span text:style-name="q">‘Jacob,’</text:span> he said, imploringly.  <text:span text:style-name="q">‘Old Jacob Marley,
tell me more.  Speak comfort to me, Jacob.’</text:span>

            </text:p>
            <text:p text:style-name="Text body">
               <text:span text:style-name="q">‘I have none to give,’</text:span> the Ghost replied.  <text:span text:style-name="q">‘It comes
from other regions, Ebenezer Scrooge, and is conveyed by other
ministers, to other kinds of men.  Nor can I tell you what I
would.  A very little more, is all permitted to me.  I cannot
rest, I cannot stay, I cannot linger anywhere.  My spirit never
walked beyond our counting-house — mark me! — in
life my spirit never roved beyond the narrow limits of our
money-changing hole; and weary journeys lie before me!’</text:span>

            </text:p>
            <text:p text:style-name="Text body">It was a habit with Scrooge, whenever he became thoughtful,
to put his hands in his breeches pockets.  Pondering on what
the Ghost had said, he did so now, but without lifting up his
eyes, or getting off his knees.

</text:p>
            <text:p text:style-name="Text body">
               <text:span text:style-name="q">‘You must have been very slow about it, Jacob,’</text:span> Scrooge
observed, in a business-like manner, though with humility and
deference. <text:p text:style-name="P3"/>

            </text:p>
            <text:p text:style-name="Text body">
               <text:span text:style-name="q">‘Slow!’</text:span> the Ghost repeated.

</text:p>
            <text:p text:style-name="Text body">
               <text:span text:style-name="q">‘Seven years dead,’</text:span> mused Scrooge. <text:span text:style-name="q">‘And travelling
all the time?’</text:span>

            </text:p>
            <text:p text:style-name="Text body">
               <text:span text:style-name="q">‘The whole time,’</text:span> said the Ghost.  <text:span text:style-name="q">‘No rest, no
peace. Incessant torture of remorse.’</text:span>

            </text:p>
            <text:p text:style-name="Text body">
               <text:span text:style-name="q">‘You travel fast?’</text:span> said Scrooge.

</text:p>
            <text:p text:style-name="Text body">
               <text:span text:style-name="q">‘On the wings of the wind,’</text:span> replied the Ghost.

</text:p>
            <text:p text:style-name="Text body">
               <text:span text:style-name="q">‘You might have got over a great quantity of ground in
seven years,’</text:span> said Scrooge.

</text:p>
            <text:p text:style-name="Text body">The Ghost, on hearing this, set up another cry, and clanked
its chain so hideously in the dead silence of the night, that
the Ward would have been justified in indicting it for a
nuisance.

</text:p>
            <text:p text:style-name="Text body">
               <text:span text:style-name="q">‘Oh! captive, bound, and double-ironed,’</text:span> cried the
phantom, <text:span text:style-name="q">‘not to know, that ages of incessant labour by
immortal creatures, for this earth must pass into eternity
before the good of which it is susceptible is all developed.
Not to know that any Christian spirit working kindly in its
little sphere, whatever it may be, will find its mortal life
too short for its vast means of usefulness.  Not to know that
no space of regret can make amends for one life's<text:p text:style-name="P3"/>
opportunities misused!  Yet such was I!  Oh! such was I!’</text:span>

            </text:p>
            <text:p text:style-name="Text body">
               <text:span text:style-name="q">‘But you were always a good man of business, Jacob,’</text:span>
faultered Scrooge, who now began to apply this to himself.

</text:p>
            <text:p text:style-name="Text body">
               <text:span text:style-name="q">‘Business!’</text:span> cried the Ghost, wringing its hands again.
 <text:span text:style-name="q">‘Mankind was my business.  The common welfare was my
business; charity, mercy, forbearance, and benevolence, were,
all, my business.  The dealings of my trade were but a drop
of water in the comprehensive ocean of my business!’</text:span>

            </text:p>
            <text:p text:style-name="Text body">It held up its chain at arm's length, as if that were the
cause of all its unavailing grief, and flung it heavily upon
the ground again.

</text:p>
            <text:p text:style-name="Text body">
               <text:span text:style-name="q">‘At this time of the rolling year,’</text:span> the spectre said,
<text:span text:style-name="q">‘I suffer most.  Why did I walk through crowds of
fellow-beings with my eyes turned down, and never raise them to
that blessed Star which led the Wise Men to a poor abode? Were
there no poor homes to which its light would have conducted
<text:span text:style-name="Emphasis">me!</text:span>
               ’</text:span>

            </text:p>
            <text:p text:style-name="Text body">Scrooge was very much dismayed to hear the spectre going on
at this rate, and began to quake exceedingly. <text:p text:style-name="P3"/>

            </text:p>
            <text:p text:style-name="Text body">
               <text:span text:style-name="q">‘Hear me!’</text:span> cried the Ghost.  <text:span text:style-name="q">‘My time is nearly
gone.’</text:span>

            </text:p>
            <text:p text:style-name="Text body">
               <text:span text:style-name="q">‘I will,’</text:span> said Scrooge.  <text:span text:style-name="q">‘But don't be hard upon me!
Don't be flowery, Jacob!  Pray!’</text:span>

            </text:p>
            <text:p text:style-name="Text body">
               <text:span text:style-name="q">‘How it is that I appear before you in a shape that you
can see, I may not tell.  I have sat invisible beside you many
and many a day.’</text:span>

            </text:p>
            <text:p text:style-name="Text body">It was not an agreeable idea.  Scrooge shivered, and wiped
the perspiration from his brow.

</text:p>
            <text:p text:style-name="Text body">
               <text:span text:style-name="q">‘That is no light part of my penance,’</text:span> pursued the
Ghost.
 <text:span text:style-name="q">‘I am here to-night to warn you, that you have yet a chance
and hope of escaping my fate.  A chance and hope of my
procuring, Ebenezer.’</text:span>

            </text:p>
            <text:p text:style-name="Text body">
               <text:span text:style-name="q">‘You were always a good friend to me,’</text:span> said Scrooge.
 <text:span text:style-name="q">‘Thank'ee!’</text:span>

            </text:p>
            <text:p text:style-name="Text body">
               <text:span text:style-name="q">‘You will be haunted,’</text:span> resumed the Ghost, <text:span text:style-name="q">‘by Three
Spirits.’</text:span>

            </text:p>
            <text:p text:style-name="Text body">Scrooge's countenance fell almost as low as the Ghost's had
done.

</text:p>
            <text:p text:style-name="Text body">
               <text:span text:style-name="q">‘Is that the chance and hope you mentioned, Jacob?’</text:span> he
demanded, in a faltering voice.

</text:p>
            <text:p text:style-name="Text body">
               <text:span text:style-name="q">‘It is.’</text:span>

            </text:p>
            <text:p text:style-name="Text body">
               <text:span text:style-name="q">‘I — I think I'd rather not,’</text:span> said Scrooge. <text:p text:style-name="P3"/>

            </text:p>
            <text:p text:style-name="Text body">
               <text:span text:style-name="q">‘Without their visits,’</text:span> said the Ghost, <text:span text:style-name="q">‘you cannot
hope to shun the path I tread.  Expect the first to-morrow,
when the bell tolls One.’</text:span>

            </text:p>
            <text:p text:style-name="Text body">
               <text:span text:style-name="q">‘Couldn't I take 'em all at once, and have it over,
Jacob?’</text:span> hinted Scrooge.

</text:p>
            <text:p text:style-name="Text body">
               <text:span text:style-name="q">‘Expect the second on the next night at the same hour. The
third upon the next night when the last stroke of Twelve has
ceased to vibrate.  Look to see me no more; and look that, for
your own sake, you remember what has passed between us.’</text:span>

            </text:p>
            <text:p text:style-name="Text body">When it had said these words, the spectre took its wrapper
from the table, and bound it round its head, as before. Scrooge
knew this, by the smart sound its teeth made, when the jaws
were brought together by the bandage.  He ventured to raise his
eyes again, and found his supernatural visitor confronting him
in an erect attitude, with its chain wound over and about its
arm.

</text:p>
            <text:p text:style-name="Text body">The apparition walked backward from him; and at every step
it took, the window raised itself a little, so that when the
spectre reached it, it was wide open.

</text:p>
            <text:p text:style-name="Text body">It beckoned Scrooge to approach, which he did. <text:p text:style-name="P3"/>
When they were within two paces of each other, Marley's Ghost
held up its hand, warning him to come no nearer.  Scrooge
stopped.

</text:p>
            <text:p text:style-name="Text body">Not so much in obedience, as in surprise and fear: for on
the raising of the hand, he became sensible of confused noises
in the air; incoherent sounds of lamentation and regret;
wailings inexpressibly sorrowful and self-accusatory.  The
spectre, after listening for a moment, joined in the mournful
dirge; and floated out upon the bleak, dark night. 

</text:p>
            <text:p text:style-name="Text body">Scrooge followed to the window: desperate in his curiosity. 
He looked out.

</text:p>
            <text:p text:style-name="Text body">The air was filled with phantoms, wandering hither and
thither in restless haste, and moaning as they went. Every one
of them wore chains like Marley's Ghost; some few (they might
be guilty governments) were linked together; none were free.
Many had been personally known to Scrooge in their lives. He
had been quite familiar with one old ghost, in a white
waistcoat, with a monstrous iron safe attached to its ankle,
who cried piteously at being unable to assist a wretched woman
with an <text:p text:style-name="P3"/> infant, whom it saw below, upon a
door-step. The misery with them all was, clearly, that they
sought to interfere, for good, in human matters, and had lost
the power for ever. 
<text:p text:style-name="P3"/>

            </text:p>
            <text:p text:style-name="Text body">Whether these creatures faded into mist, or mist enshrouded
them, he could not tell.  But they and their spirit voices
faded together; and the night became as it had been when he
walked home.

</text:p>
            <text:p text:style-name="Text body">Scrooge closed the window, and examined the door by which
the Ghost had entered.  It was double-locked, as he had locked
it with his own hands, and the bolts were undisturbed. He tried
to say <text:span text:style-name="q">‘Humbug!’</text:span> but stopped at the first syllable.  And
being, from the emotion he had undergone, or the fatigues of
the day, or his glimpse of the Invisible World, or the dull
conversation of the Ghost, or the lateness of the hour, much in
need of repose; went straight to bed, without undressing, and
fell asleep upon the instant. </text:p>
            <text:h text:level="3" text:style-name="Heading 3">Introduction:</text:h>
               
	              <text:p text:style-name="Text body">He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2.86pt" fo:margin-bottom="0pt"/>
      <style:text-properties fo:font-variant="small-caps" fo:font-weight="bold"/>
    </style:style>
    <style:style style:name="l" style:family="paragraph" style:parent-style-name="Speaker">
      <style:paragraph-properties fo:margin-left="5.64pt" fo:margin-right="0pt" fo:margin-top="0pt" fo:margin-bottom="0pt" fo:text-indent="0pt" style:auto-text-indent="false"/>
      <style:text-properties fo:font-variant="normal" fo:text-transform="none" fo:font-weight="normal"/>
    </style:style>
    <style:style style:name="Stage" style:family="paragraph" style:parent-style-name="l">
      <style:paragraph-properties fo:margin-left="0pt" fo:margin-right="0pt" fo:margin-top="2.86pt" fo:margin-bottom="0pt" fo:text-indent="0pt" style:auto-text-indent="false"/>
      <style:text-properties fo:font-variant="normal" fo:text-transform="none" fo:font-style="italic" fo:font-weight="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meta xmlns:math="http://www.w3.org/1998/Math/MathML" xmlns:xlink="http://www.w3.org/1999/xlink" xmlns:text="urn:oasis:names:tc:opendocument:xmlns:text:1.0" xmlns:meta="urn:oasis:names:tc:opendocument:xmlns:meta:1.0" xmlns:xsd="http://www.w3.org/2001/XMLSchema" xmlns:xhtml="http://www.w3.org/1999/xhtml" xmlns:xforms="http://www.w3.org/2002/xforms" xmlns:number="urn:oasis:names:tc:opendocument:xmlns:datastyle:1.0" xmlns:dbk="http://docbook.org/ns/docbook" xmlns:teidocx="http://www.tei-c.org/ns/teidocx/1.0" xmlns:office="urn:oasis:names:tc:opendocument:xmlns:office:1.0" xmlns:rng="http://relaxng.org/ns/structure/1.0" xmlns:chart="urn:oasis:names:tc:opendocument:xmlns:chart:1.0" xmlns:xs="http://www.w3.org/2001/XMLSchema" xmlns:ooo="http://openoffice.org/2004/office" xmlns:dc="http://purl.org/dc/elements/1.1/" xmlns:xsi="http://www.w3.org/2001/XMLSchema-instance" xmlns:oooc="http://openoffice.org/2004/calc" xmlns:dom="http://www.w3.org/2001/xml-events" xmlns:tei="http://www.tei-c.org/ns/1.0" xmlns:ooow="http://openoffice.org/2004/writer" xmlns:dr3d="urn:oasis:names:tc:opendocument:xmlns:dr3d:1.0" xmlns:script="urn:oasis:names:tc:opendocument:xmlns:script:1.0" xmlns:draw="urn:oasis:names:tc:opendocument:xmlns:drawing:1.0" xmlns:teix="http://www.tei-c.org/ns/Examples" xmlns:style="urn:oasis:names:tc:opendocument:xmlns:style:1.0" xmlns:fo="urn:oasis:names:tc:opendocument:xmlns:xsl-fo-compatible:1.0" xmlns:atom="http://www.w3.org/2005/Atom" xmlns:svg="urn:oasis:names:tc:opendocument:xmlns:svg-compatible:1.0" xmlns:m="http://www.w3.org/1998/Math/MathML" xmlns:form="urn:oasis:names:tc:opendocument:xmlns:form:1.0" xmlns:estr="http://exslt.org/strings" xmlns:table="urn:oasis:names:tc:opendocument:xmlns:table:1.0">
  <meta:generator>TEI to OpenOffice XSLT</meta:generator>
  <dc:title>A Christmas Carol</dc:title>
  <dc:description/>
  <dc:subject/>
  <meta:creation-date>1992-11-01</meta:creation-date>
  <dc:date>1992-10</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file>